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2f2ff" draw:textarea-horizontal-align="left" draw:textarea-vertical-align="middle" draw:auto-grow-height="false" fo:min-height="0cm" fo:min-width="0cm"/>
    </style:style>
    <style:style style:name="gr2" style:family="graphic" style:parent-style-name="standard">
      <style:graphic-properties draw:fill="solid" draw:fill-color="#f2f2ff" draw:textarea-horizontal-align="justify" draw:textarea-vertical-align="middle" draw:auto-grow-height="false" fo:min-height="0cm" fo:min-width="0cm"/>
    </style:style>
    <style:style style:name="gr3" style:family="graphic" style:parent-style-name="standard">
      <style:graphic-properties draw:stroke="none" draw:fill="none" draw:fill-color="#ffffff" fo:min-height="1.577cm"/>
    </style:style>
    <style:style style:name="gr4"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5" style:family="graphic" style:parent-style-name="standard">
      <style:graphic-properties draw:fill="solid" draw:fill-color="#ffff99" draw:textarea-horizontal-align="center" draw:textarea-vertical-align="middle"/>
    </style:style>
    <style:style style:name="gr6"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start" fo:text-indent="0cm"/>
      <style:text-properties fo:font-size="10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text-align="center"/>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7.141cm" svg:height="3.483cm" svg:x="11.195cm" svg:y="5.081cm">
          <text:p/>
          <draw:enhanced-geometry svg:viewBox="0 0 21600 21600" draw:mirror-horizontal="false" draw:mirror-vertical="false" draw:text-areas="3000 3320 17110 17330" draw:type="cloud-callout" draw:modifiers="-323.606832819938 26243.62801377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3" draw:layer="layout" svg:width="4.648cm" svg:height="1.02cm" svg:x="0.736cm" svg:y="0.687cm">
          <text:p text:style-name="P2"><text:span text:style-name="T1">Due to Condor limitations,</text:span></text:p>
          <text:p text:style-name="P2"><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2" draw:layer="layout" svg:width="5.427cm" svg:height="2.876cm" svg:x="11.883cm" svg:y="5.382cm">
          <draw:text-box>
            <text:p text:style-name="P2"><text:span text:style-name="T1">Parameters set used by the submitted glideins.</text:span></text:p>
            <text:p text:style-name="P2"><text:span text:style-name="T1">This is a merge of the GlideinFactory and VO Frontend ones.</text:span></text:p>
          </draw:text-box>
        </draw:frame>
        <draw:polygon draw:style-name="gr4" draw:text-style-name="P5" draw:layer="layout" svg:width="8.175cm" svg:height="11.622cm" svg:x="2.521cm" svg:y="3.183cm" svg:viewBox="0 0 8176 11623" draw:points="0,0 8175,0 8172,11044 7103,11059 6273,11110 5608,11189 5031,11284 3848,11481 3092,11564 2126,11622 1452,11573 934,11526 1,11420">
          <text:p text:style-name="P4">MyType=”glidefactoryclient”</text:p>
          <text:p text:style-name="P4">Name=”client_name”</text:p>
          <text:p text:style-name="P4">ReqGlidein=”entry@factory”</text:p>
          <text:p text:style-name="P4">ReqFactoryName=”factory”</text:p>
          <text:p text:style-name="P4">ReqGlideinName=”entry”</text:p>
          <text:p text:style-name="P4">GlideinParamXXX=”val1”</text:p>
          <text:p text:style-name="P4">...</text:p>
          <text:p text:style-name="P4">GlideinParamYYY=”valZ”</text:p>
          <text:p text:style-name="P4">GlideinMonitorNNN=”valN”</text:p>
          <text:p text:style-name="P4">...</text:p>
          <text:p text:style-name="P4">GlideinMonitorMMM=”valM”</text:p>
          <text:p text:style-name="P4"/>
        </draw:polygon>
        <draw:rect draw:style-name="gr5" draw:text-style-name="P6" draw:layer="layout" svg:width="8.17cm" svg:height="0.902cm" svg:x="2.522cm" svg:y="2.271cm">
          <text:p text:style-name="P2">Published classad</text:p>
        </draw:rect>
        <draw:custom-shape draw:style-name="gr2" draw:text-style-name="P1" draw:layer="layout" svg:width="4.34cm" svg:height="1.731cm" svg:x="11.237cm" svg:y="2.634cm">
          <text:p text:style-name="P4"><text:span text:style-name="T1">One for each client.</text:span></text:p>
          <draw:enhanced-geometry svg:viewBox="0 0 21600 21600" draw:text-areas="3000 3320 17110 17330" draw:type="cloud-callout" draw:modifiers="-801.290322580645 25835.29411764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6.158cm" svg:height="3.282cm" svg:x="11.537cm" svg:y="9.183cm">
          <text:p text:style-name="P4"><text:span text:style-name="T1">Monitoring data like:</text:span></text:p>
          <text:p text:style-name="P4"><text:span text:style-name="T1"><text:s text:c="2"/></text:span><text:span text:style-name="T1">StatusIdle=”234”, </text:span></text:p>
          <text:p text:style-name="P4"><text:span text:style-name="T1"><text:s text:c="2"/></text:span><text:span text:style-name="T1">StatusRunning=”1356”</text:span></text:p>
          <text:p text:style-name="P4"><text:span text:style-name="T1"><text:s text:c="2"/></text:span><text:span text:style-name="T1">RequestedIdle=”50”</text:span></text:p>
          <draw:enhanced-geometry svg:viewBox="0 0 21600 21600" draw:text-areas="3000 3320 17110 17330" draw:type="cloud-callout" draw:modifiers="-1290.96958174905 20836.13445378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19.05cm" fo:page-height="15.4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12:04</meta:creation-date>
    <dc:date>2007-03-22T16:57:12</dc:date>
    <dc:language>en-US</dc:language>
    <meta:editing-cycles>6</meta:editing-cycles>
    <meta:editing-duration>P6DT4H39M3S</meta:editing-duration>
    <meta:user-defined meta:name="Info 1"/>
    <meta:user-defined meta:name="Info 2"/>
    <meta:user-defined meta:name="Info 3"/>
    <meta:user-defined meta:name="Info 4"/>
    <meta:document-statistic meta:object-count="7"/>
  </office:meta>
</office:document-meta>
</file>